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2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Absolute Time</text:p>
          </table:table-cell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206.9">
            <text:p>1206.9</text:p>
          </table:table-cell>
          <table:table-cell office:value-type="float" office:value="8789.1">
            <text:p>8789.1</text:p>
          </table:table-cell>
          <table:table-cell office:value-type="float" office:value="69166.7">
            <text:p>69166.7</text:p>
          </table:table-cell>
          <table:table-cell office:value-type="float" office:value="40577924.7">
            <text:p>40577924.7</text:p>
          </table:table-cell>
          <table:table-cell office:value-type="float" office:value="46242118">
            <text:p>46242118</text:p>
          </table:table-cell>
        </table:table-row>
        <table:table-row table:style-name="ro1">
          <table:table-cell office:value-type="string">
            <text:p>LMS no fusion</text:p>
          </table:table-cell>
          <table:table-cell office:value-type="float" office:value="1399">
            <text:p>1399</text:p>
          </table:table-cell>
          <table:table-cell office:value-type="float" office:value="11064">
            <text:p>11064</text:p>
          </table:table-cell>
          <table:table-cell office:value-type="float" office:value="85643">
            <text:p>85643</text:p>
          </table:table-cell>
          <table:table-cell office:value-type="float" office:value="24798976">
            <text:p>24798976</text:p>
          </table:table-cell>
          <table:table-cell office:value-type="float" office:value="31413824">
            <text:p>31413824</text:p>
          </table:table-cell>
        </table:table-row>
        <table:table-row table:style-name="ro1">
          <table:table-cell office:value-type="string">
            <text:p>LMS fusion</text:p>
          </table:table-cell>
          <table:table-cell office:value-type="float" office:value="233">
            <text:p>233</text:p>
          </table:table-cell>
          <table:table-cell office:value-type="float" office:value="1977">
            <text:p>1977</text:p>
          </table:table-cell>
          <table:table-cell office:value-type="float" office:value="12503">
            <text:p>12503</text:p>
          </table:table-cell>
          <table:table-cell office:value-type="float" office:value="2546335">
            <text:p>2546335</text:p>
          </table:table-cell>
          <table:table-cell office:value-type="float" office:value="4188008">
            <text:p>4188008</text:p>
          </table:table-cell>
        </table:table-row>
        <table:table-row table:style-name="ro1">
          <table:table-cell office:value-type="string">
            <text:p>Hand Written</text:p>
          </table:table-cell>
          <table:table-cell office:value-type="float" office:value="267.6">
            <text:p>267.6</text:p>
          </table:table-cell>
          <table:table-cell office:value-type="float" office:value="1192">
            <text:p>1192</text:p>
          </table:table-cell>
          <table:table-cell office:value-type="float" office:value="10790.5">
            <text:p>10790.5</text:p>
          </table:table-cell>
          <table:table-cell office:value-type="float" office:value="2744903.6">
            <text:p>2744903.6</text:p>
          </table:table-cell>
          <table:table-cell office:value-type="float" office:value="5259443.2">
            <text:p>5259443.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IMDB</text:p>
          </table:table-cell>
          <table:table-cell office:value-type="string">
            <text:p>Absolute</text:p>
          </table:table-cell>
          <table:table-cell office:value-type="string">
            <text:p>Speedup</text:p>
          </table:table-cell>
          <table:table-cell table:number-columns-repeated="3"/>
        </table:table-row>
        <table:table-row table:style-name="ro1">
          <table:table-cell office:value-type="string">
            <text:p>Original</text:p>
          </table:table-cell>
          <table:table-cell office:value-type="float" office:value="977.2">
            <text:p>977.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LMS no fusion</text:p>
          </table:table-cell>
          <table:table-cell office:value-type="float" office:value="111.7">
            <text:p>111.7</text:p>
          </table:table-cell>
          <table:table-cell table:formula="of:=[.B10]/[.B11]" office:value-type="float" office:value="8.7484333034915">
            <text:p>8.7484333035</text:p>
          </table:table-cell>
          <table:table-cell table:number-columns-repeated="3"/>
        </table:table-row>
        <table:table-row table:style-name="ro1">
          <table:table-cell office:value-type="string">
            <text:p>LMS fusion</text:p>
          </table:table-cell>
          <table:table-cell office:value-type="float" office:value="15.6">
            <text:p>15.6</text:p>
          </table:table-cell>
          <table:table-cell table:formula="of:=[.B10]/[.B12]" office:value-type="float" office:value="62.6410256410256">
            <text:p>62.64102564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peedup</text:p>
          </table:table-cell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</table:table-row>
        <table:table-row table:style-name="ro1">
          <table:table-cell office:value-type="string">
            <text:p>Original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string">
            <text:p>LMS no fusion</text:p>
          </table:table-cell>
          <table:table-cell table:formula="of:=[.B3]/[.B4]" office:value-type="float" office:value="0.862687634024303">
            <text:p>0.862687634</text:p>
          </table:table-cell>
          <table:table-cell table:formula="of:=[.C3]/[.C4]" office:value-type="float" office:value="0.794387201735358">
            <text:p>0.7943872017</text:p>
          </table:table-cell>
          <table:table-cell table:formula="of:=[.D3]/[.D4]" office:value-type="float" office:value="0.807616501056712">
            <text:p>0.8076165011</text:p>
          </table:table-cell>
          <table:table-cell table:formula="of:=[.E3]/[.E4]" office:value-type="float" office:value="1.63627420341872">
            <text:p>1.6362742034</text:p>
          </table:table-cell>
          <table:table-cell table:formula="of:=[.F3]/[.F4]" office:value-type="float" office:value="1.47203084858437">
            <text:p>1.4720308486</text:p>
          </table:table-cell>
        </table:table-row>
        <table:table-row table:style-name="ro1">
          <table:table-cell office:value-type="string">
            <text:p>LMS fusion</text:p>
          </table:table-cell>
          <table:table-cell table:formula="of:=[.B3]/[.B5]" office:value-type="float" office:value="5.17982832618026">
            <text:p>5.1798283262</text:p>
          </table:table-cell>
          <table:table-cell table:formula="of:=[.C3]/[.C5]" office:value-type="float" office:value="4.44567526555387">
            <text:p>4.4456752656</text:p>
          </table:table-cell>
          <table:table-cell table:formula="of:=[.D3]/[.D5]" office:value-type="float" office:value="5.53200831800368">
            <text:p>5.532008318</text:p>
          </table:table-cell>
          <table:table-cell table:formula="of:=[.E3]/[.E5]" office:value-type="float" office:value="15.9358154759684">
            <text:p>15.935815476</text:p>
          </table:table-cell>
          <table:table-cell table:formula="of:=[.F3]/[.F5]" office:value-type="float" office:value="11.0415543618828">
            <text:p>11.0415543619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9">07/09/2012</text:date>, <text:time>12:3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jin Jovanovic</meta:initial-creator>
    <meta:creation-date>2012-07-09T12:12:21</meta:creation-date>
    <dc:date>2012-07-09T12:39:03</dc:date>
    <dc:creator>Vojin Jovanovic</dc:creator>
    <meta:editing-duration>PT00H26M43S</meta:editing-duration>
    <meta:editing-cycles>6</meta:editing-cycles>
    <meta:generator>OpenOffice.org/3.2$Unix OpenOffice.org_project/320m19$Build-9505</meta:generator>
    <meta:document-statistic meta:table-count="3" meta:cell-count="66" meta:object-count="0"/>
  </office:meta>
</office:document-meta>
</file>